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6cm" fo:min-width="0.171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375cm" fo:min-width="0.171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74cm" fo:min-width="0.171cm" loext:decorative="false"/>
    </style:style>
    <style:style style:name="gr4" style:family="graphic" style:parent-style-name="standard">
      <style:graphic-properties svg:stroke-color="#ff4000" draw:fill-color="#ffaa95" draw:textarea-horizontal-align="justify" draw:textarea-vertical-align="middle" draw:auto-grow-height="false" fo:min-height="0.376cm" fo:min-width="0.171cm" loext:decorative="false"/>
    </style:style>
    <style:style style:name="gr5" style:family="graphic" style:parent-style-name="standard">
      <style:graphic-properties svg:stroke-color="#ff4000" draw:fill-color="#ffaa95" draw:textarea-horizontal-align="justify" draw:textarea-vertical-align="middle" draw:auto-grow-height="false" fo:min-height="0.376cm" fo:min-width="0.172cm" loext:decorative="false"/>
    </style:style>
    <style:style style:name="gr6" style:family="graphic" style:parent-style-name="standard">
      <style:graphic-properties svg:stroke-color="#ff4000" draw:fill-color="#ffaa95" draw:textarea-horizontal-align="justify" draw:textarea-vertical-align="middle" draw:auto-grow-height="false" fo:min-height="0.375cm" fo:min-width="0.171cm" loext:decorative="false"/>
    </style:style>
    <style:style style:name="gr7" style:family="graphic" style:parent-style-name="standard">
      <style:graphic-properties svg:stroke-color="#ff4000" draw:fill-color="#ffaa95" draw:textarea-horizontal-align="justify" draw:textarea-vertical-align="middle" draw:auto-grow-height="false" fo:min-height="0.374cm" fo:min-width="0.171cm" loext:decorative="false"/>
    </style:style>
    <style:style style:name="gr8" style:family="graphic" style:parent-style-name="standard">
      <style:graphic-properties svg:stroke-color="#ff4000" draw:fill-color="#ffaa95" draw:textarea-horizontal-align="justify" draw:textarea-vertical-align="middle" draw:auto-grow-height="false" fo:min-height="0.457cm" fo:min-width="0.207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457cm" fo:min-width="0.207cm" loext:decorative="false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aa95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47cm" svg:height="0.884cm" svg:x="6cm" svg:y="4.78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9cm" svg:height="0.883cm" svg:x="6.948cm" svg:y="5.6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949cm" svg:height="0.884cm" svg:x="8.134cm" svg:y="2.3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947cm" svg:height="0.884cm" svg:x="10.033cm" svg:y="4.56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0.949cm" svg:height="0.882cm" svg:x="12.167cm" svg:y="5.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7cm" svg:height="0.883cm" svg:x="7.187cm" svg:y="8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7cm" svg:height="0.883cm" svg:x="8.847cm" svg:y="6.1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947cm" svg:height="0.884cm" svg:x="12.879cm" svg:y="4.34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9cm" svg:height="0.883cm" svg:x="9.794cm" svg:y="9.8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947cm" svg:height="0.884cm" svg:x="14.303cm" svg:y="6.99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draw:layer="layout" svg:width="0.948cm" svg:height="0.884cm" svg:x="7.661cm" svg:y="4.34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0.949cm" svg:height="0.884cm" svg:x="12.167cm" svg:y="2.1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2" draw:layer="layout" svg:width="0.949cm" svg:height="0.883cm" svg:x="10.506cm" svg:y="6.1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2" draw:layer="layout" svg:width="0.947cm" svg:height="0.883cm" svg:x="10.744cm" svg:y="1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2" draw:layer="layout" svg:width="0.947cm" svg:height="0.883cm" svg:x="6cm" svg:y="3.0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2" draw:layer="layout" svg:width="0.947cm" svg:height="0.883cm" svg:x="11.219cm" svg:y="8.0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2" draw:layer="layout" svg:width="0.949cm" svg:height="0.883cm" svg:x="10.981cm" svg:y="3.4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2" draw:layer="layout" svg:width="0.947cm" svg:height="0.882cm" svg:x="6.239cm" svg:y="6.99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99cm" svg:height="0.999cm" svg:x="3.75cm" svg:y="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99cm" svg:height="0.999cm" svg:x="2cm" svg:y="17.5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2cm" svg:y="19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99cm" svg:height="0.999cm" svg:x="3.751cm" svg:y="19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99cm" svg:height="0.999cm" svg:x="2.001cm" svg:y="25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99cm" svg:height="0.999cm" svg:x="2.001cm" svg:y="21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2" draw:layer="layout" svg:width="0.947cm" svg:height="0.883cm" svg:x="8.847cm" svg:y="8.0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7cm" svg:height="0.883cm" svg:x="7.187cm" svg:y="8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3.751cm" svg:y="25.7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3.751cm" svg:y="21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3.75cm" svg:y="17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2.001cm" svg:y="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99cm" svg:height="0.999cm" svg:x="14.5cm" svg:y="23.7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99cm" svg:height="0.999cm" svg:x="12.75cm" svg:y="17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12.75cm" svg:y="1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14.501cm" svg:y="2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14.501cm" svg:y="21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14.5cm" svg:y="17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99cm" svg:height="0.999cm" svg:x="14.5cm" svg:y="1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12.501cm" svg:y="23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99cm" svg:height="0.999cm" svg:x="12.5cm" svg:y="25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99cm" svg:height="0.999cm" svg:x="12.75cm" svg:y="21.5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0" draw:text-style-name="P3" draw:layer="layout" svg:x1="9.75cm" svg:y1="12.25cm" svg:x2="4.249cm" svg:y2="16.749cm">
          <text:p/>
        </draw:line>
        <draw:line draw:style-name="gr10" draw:text-style-name="P3" draw:layer="layout" svg:x1="9.75cm" svg:y1="12.25cm" svg:x2="14.5cm" svg:y2="16.75cm">
          <text:p/>
        </draw:line>
        <draw:frame draw:style-name="gr11" draw:text-style-name="P4" draw:layer="layout" svg:width="4.723cm" svg:height="0.962cm" svg:x="7.25cm" svg:y="11.25cm">
          <draw:text-box>
            <text:p>Randomisati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Oldmeadow</meta:initial-creator>
    <meta:creation-date>2024-06-14T13:23:07.707268915</meta:creation-date>
    <dc:date>2024-06-14T13:49:54.211278741</dc:date>
    <dc:creator>Chris Oldmeadow</dc:creator>
    <meta:editing-duration>PT26M46S</meta:editing-duration>
    <meta:editing-cycles>1</meta:editing-cycles>
    <meta:document-statistic meta:object-count="43"/>
    <meta:generator>LibreOffice/7.6.7.2$Linux_X86_64 LibreOffice_project/60$Build-2</meta:generator>
  </office:meta>
</office:document-meta>
</file>